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ct Scripts</text:p>
          </draw:text-box>
        </draw:frame>
        <draw:frame draw:style-name="gr1" draw:text-style-name="P1" draw:layer="layout" svg:width="25.908cm" svg:height="7.361cm" svg:x="1.27cm" svg:y="3.302cm">
          <draw:text-box>
            <text:p>→ <text:a xlink:href="https://www.npmjs.com/package/react-scripts" xlink:type="simple">react-script</text:a></text:p>
            <text:p/>
            <text:p><text:tab/>npm install <text:a xlink:href="mailto:react-scripts@latest" xlink:type="simple">react-scripts@latest</text:a></text:p>
            <text:p/>
            <text:p><text:tab/><text:tab/>npx create-react-app my-app</text:p>
            <text:p/>
            <text:p><text:tab/><text:tab/><text:tab/>npm start</text:p>
            <text:p/>
            <text:p/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mponen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1">
              <text:list-item>
                <text:p>render() <text:s/></text:p>
                <text:list>
                  <text:list-item>
                    <text:list>
                      <text:list-item>
                        <text:list>
                          <text:list-header>
                            <text:p>- to render dom (html) elements 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 text:c="11"/>render() {</text:p>
            <text:p><text:s text:c="18"/>return (</text:p>
            <text:p><text:s text:c="23"/>&lt;h3&gt;Home component&lt;/h3&gt;</text:p>
            <text:p><text:s text:c="18"/>)</text:p>
            <text:p><text:s text:c="10"/>}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onent</text:p>
          </draw:text-box>
        </draw:frame>
        <draw:frame presentation:style-name="pr3" draw:layer="layout" svg:width="25.199cm" svg:height="11.301cm" svg:x="1.4cm" svg:y="3.685cm" presentation:class="outline" presentation:user-transformed="true">
          <draw:text-box>
            <text:list text:style-name="L1">
              <text:list-item>
                <text:p><text:span text:style-name="T1">Methods and logic implementation</text:span></text:p>
              </text:list-item>
            </text:list>
            <text:p>const user = {</text:p>
            <text:p><text:s text:c="4"/>firstName: 'Harper',</text:p>
            <text:p><text:s text:c="4"/>lastName: 'Perez'</text:p>
            <text:p>};</text:p>
            <text:p/>
            <text:p>function getGreeting(user) {</text:p>
            <text:p><text:s text:c="4"/>if (user) {</text:p>
            <text:p><text:s text:c="8"/>return &lt;h1&gt;Hello, {user.firstName + ' ' + user.lastName}!&lt;/h1&gt;;</text:p>
            <text:p><text:s text:c="4"/>}</text:p>
            <text:p><text:s text:c="4"/>return &lt;h1&gt;Hello, Stranger.&lt;/h1&gt;;</text:p>
            <text:p>}</text:p>
            <text:p/>
            <text:p>render() {</text:p>
            <text:p><text:s text:c="8"/>return (</text:p>
            <text:p><text:s text:c="12"/>getGreeting(user);</text:p>
            <text:p><text:s text:c="8"/>);</text:p>
            <text:p><text:s text:c="4"/>}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uting</text:p>
          </draw:text-box>
        </draw:frame>
        <draw:frame presentation:style-name="pr3" draw:layer="layout" svg:width="25.199cm" svg:height="11.555cm" svg:x="1.4cm" svg:y="3.685cm" presentation:class="outline" presentation:user-transformed="true">
          <draw:text-box>
            <text:list text:style-name="L1">
              <text:list-item>
                <text:p><text:span text:style-name="T1">Html View</text:span></text:p>
              </text:list-item>
            </text:list>
            <text:p><text:s text:c="3"/>import {Link} from 'react-router-dom';</text:p>
            <text:p>&lt;div className="menu"&gt;</text:p>
            <text:p><text:s text:c="10"/>&lt;ul&gt;</text:p>
            <text:p><text:s text:c="12"/>&lt;li&gt; &lt;Link to="/"&gt;Home&lt;/Link&gt; &lt;/li&gt;</text:p>
            <text:p><text:s text:c="12"/>&lt;li&gt; &lt;Link to="/messages"&gt;Messages&lt;/Link&gt; &lt;/li&gt;</text:p>
            <text:p><text:s text:c="12"/>&lt;li&gt; &lt;Link to="/about"&gt;About&lt;/Link&gt; &lt;/li&gt;&gt;</text:p>
            <text:p><text:s text:c="10"/>&lt;/ul&gt;</text:p>
            <text:p><text:s text:c="8"/>&lt;/div&gt;</text:p>
            <text:p/>
            <text:p><text:span text:style-name="T1">- Component Level</text:span></text:p>
            <text:p><text:span text:style-name="T2"><text:s text:c="3"/></text:span><text:span text:style-name="T2">import About from './About';</text:span></text:p>
            <text:p><text:s text:c="3"/>import {Route, Link,Switch} from 'react-router-dom';</text:p>
            <text:p/>
            <text:p>&lt;Switch&gt;</text:p>
            <text:p><text:s text:c="10"/>&lt;Route exact path="/" component={Home} /&gt;</text:p>
            <text:p><text:s text:c="10"/>&lt;Route path="/about" component={About} /&gt;</text:p>
            <text:p><text:s text:c="8"/>&lt;/Switch&gt;</text:p>
            <text:p/>
            <text:p/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ttp Api integratio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a xlink:href="https://www.npmjs.com/package/axios" xlink:type="simple">axios</text:a></text:p>
              </text:list-item>
            </text:list>
            <text:p>import axios from 'axios';</text:p>
            <text:p/>
            <text:p>getData() {</text:p>
            <text:p><text:s text:c="4"/>axios.get(`data/test.json`)</text:p>
            <text:p><text:s text:c="6"/>.then(res =&gt; {</text:p>
            <text:p><text:s text:c="8"/>console.log(res.data);</text:p>
            <text:p><text:s text:c="6"/>})</text:p>
            <text:p><text:s text:c="6"/>.catch((err) =&gt; {</text:p>
            <text:p><text:s text:c="9"/>console.log(err);</text:p>
            <text:p><text:s text:c="6"/>})</text:p>
            <text:p><text:s text:c="2"/>}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dux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Connecting components</text:p>
                <text:p text:style-name="P3"><text:s text:c="7"/>- <text:span text:style-name="T1">actions</text:span> are dispatched in response to a user interaction like a click</text:p>
                <text:p text:style-name="P3"><text:s text:c="7"/>- <text:span text:style-name="T1">the store</text:span> runs the <text:span text:style-name="T1">reducer function</text:span> to calculate a new state <text:s text:c="7"/></text:p>
                <text:p text:style-name="P3"><text:s text:c="7"/>- <text:span text:style-name="T1">the UI</text:span> reads the new state to display the new values</text:p>
              </text:list-item>
              <text:list-item>
                <text:p text:style-name="P3"/>
              </text:list-item>
              <text:list-item>
                <text:p text:style-name="P3">Reference Link</text:p>
                <text:p text:style-name="P3"><text:a xlink:href="https://react-redux.js.org/introduction/basic-tutorial" xlink:type="simple">redux concepts</text:a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0-12-14T12:50:49.658000000</dc:date>
    <meta:editing-duration>PT59M19S</meta:editing-duration>
    <meta:editing-cycles>14</meta:editing-cycles>
    <meta:document-statistic meta:object-count="45"/>
  </office:meta>
</office:document-meta>
</file>